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2" svg:font-family="Tahoma" style:font-family-generic="system" style:font-pitch="variable"/>
  </office:font-face-decls>
  <office:automatic-styles>
    <style:style style:name="Table1" style:family="table">
      <style:table-properties style:width="6.1333in" fo:margin-left="0.5236in" fo:margin-right="0.2681in" table:align="margins" style:may-break-between-rows="false"/>
    </style:style>
    <style:style style:name="Table1.A" style:family="table-column">
      <style:table-column-properties style:column-width="1.8319in" style:rel-column-width="2638*"/>
    </style:style>
    <style:style style:name="Table1.B" style:family="table-column">
      <style:table-column-properties style:column-width="4.3014in" style:rel-column-width="619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0598in" fo:margin-bottom="0.0598in"/>
    </style:style>
    <style:style style:name="P2" style:family="paragraph" style:parent-style-name="Standard" style:list-style-name="L4">
      <style:paragraph-properties fo:margin-top="0.0598in" fo:margin-bottom="0.0598in"/>
    </style:style>
    <style:style style:name="P3" style:family="paragraph" style:parent-style-name="Standard" style:list-style-name="L6">
      <style:paragraph-properties fo:margin-top="0.0598in" fo:margin-bottom="0.0598in"/>
    </style:style>
    <style:style style:name="P4" style:family="paragraph" style:parent-style-name="Standard" style:list-style-name="L4">
      <style:paragraph-properties fo:margin-top="0.0598in" fo:margin-bottom="0.1in"/>
    </style:style>
    <style:style style:name="P5" style:family="paragraph" style:parent-style-name="Standard" style:list-style-name="L6">
      <style:paragraph-properties fo:margin-top="0.1in" fo:margin-bottom="0.0598in"/>
    </style:style>
    <style:style style:name="P6" style:family="paragraph" style:parent-style-name="Text_20_body">
      <style:paragraph-properties fo:margin-top="0.0201in" fo:margin-bottom="0.0201in"/>
    </style:style>
    <style:style style:name="P7" style:family="paragraph" style:parent-style-name="Text_20_body">
      <style:paragraph-properties fo:margin-top="0.0201in" fo:margin-bottom="0.0201in"/>
      <style:text-properties fo:font-size="11pt" fo:font-weight="bold" style:font-size-asian="11pt" style:font-weight-asian="bold" style:font-size-complex="11pt" style:font-weight-complex="bold"/>
    </style:style>
    <style:style style:name="P8" style:family="paragraph" style:parent-style-name="Text_20_body">
      <style:paragraph-properties fo:margin-top="0.0201in" fo:margin-bottom="0.0201in"/>
      <style:text-properties fo:font-size="11pt" style:font-size-asian="11pt" style:font-size-complex="11pt"/>
    </style:style>
    <style:style style:name="T1" style:family="text">
      <style:text-properties fo:font-size="11pt" style:text-underline-style="none" style:font-size-asian="11pt" style:font-size-complex="11pt"/>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asy Setup Wizard Checklist:</text:h>
      <text:p text:style-name="P1">For Pion Enterprise and Replay editions, you will need a license key. <text:s/>License keys are purchased and then issued. <text:s/>The first step in the Setup Wizard for Enterprise and Replay is to enter the key. <text:s/>For Pion Lite and Pion Core no key is necessary and none will be asked for in the Setup Wizard.</text:p>
      <text:p text:style-name="P1">To set up Pion, complete the following steps:</text:p>
      <text:list xml:id="list42633977" text:style-name="L4">
        <text:list-item>
          <text:p text:style-name="P2">Set up Your Web Site: Add your site domain(s) optional. <text:s/>Enter the suffixes for your site (for example, yoursite.com).</text:p>
        </text:list-item>
        <text:list-item>
          <text:p text:style-name="P2">Configure you site's cookies (optional): Enter the names of the cookies used by your site (for example, php_cookie or JESSIONID, Persistent Cookies and Session cookies).</text:p>
        </text:list-item>
        <text:list-item>
          <text:p text:style-name="P4">If necessary, connect to Your Web Analytics Provider. You will need:</text:p>
        </text:list-item>
      </text:list>
      <table:table table:name="Table1" table:style-name="Table1">
        <table:table-column table:style-name="Table1.A"/>
        <table:table-column table:style-name="Table1.B"/>
        <table:table-header-rows>
          <table:table-row>
            <table:table-cell table:style-name="Table1.A1" office:value-type="string">
              <text:p text:style-name="P7">Provider</text:p>
            </table:table-cell>
            <table:table-cell table:style-name="Table1.B1" office:value-type="string">
              <text:p text:style-name="P7">Information Required</text:p>
            </table:table-cell>
          </table:table-row>
        </table:table-header-rows>
        <table:table-row>
          <table:table-cell table:style-name="Table1.A2" office:value-type="string">
            <text:p text:style-name="P8">Google Analytics: </text:p>
          </table:table-cell>
          <table:table-cell table:style-name="Table1.B2" office:value-type="string">
            <text:p text:style-name="P8">Google account information (such as UA-123456-0)</text:p>
          </table:table-cell>
        </table:table-row>
        <table:table-row>
          <table:table-cell table:style-name="Table1.A2" office:value-type="string">
            <text:p text:style-name="P8">Omniture Genesis: </text:p>
          </table:table-cell>
          <table:table-cell table:style-name="Table1.B2" office:value-type="string">
            <text:p text:style-name="P8">Omniture Host (such as 112.2o7.net) and Report Suite</text:p>
          </table:table-cell>
        </table:table-row>
        <table:table-row>
          <table:table-cell table:style-name="Table1.A2" office:value-type="string">
            <text:p text:style-name="P8"><text:span text:style-name="T2">Unica OnDemand: </text:span></text:p>
          </table:table-cell>
          <table:table-cell table:style-name="Table1.B2" office:value-type="string">
            <text:p text:style-name="P6"><text:span text:style-name="T1">Site and Unica Host (such as </text:span><text:a xlink:type="simple" xlink:href="http://myaccount/">http://myaccount</text:a><text:span text:style-name="T1"> unica.com)</text:span></text:p>
          </table:table-cell>
        </table:table-row>
        <table:table-row>
          <table:table-cell table:style-name="Table1.A2" office:value-type="string">
            <text:p text:style-name="P8">Webtrends Analyitcs: </text:p>
          </table:table-cell>
          <table:table-cell table:style-name="Table1.B2" office:value-type="string">
            <text:p text:style-name="P8">Account ID and Host</text:p>
          </table:table-cell>
        </table:table-row>
      </table:table>
      <text:list xml:id="list42706612" text:style-name="L6">
        <text:list-item>
          <text:p text:style-name="P5">Select Capture Device: Pion will automatically detect all network devices on the host. <text:s/>Select either a device on the network, or the one on your local machine.</text:p>
        </text:list-item>
        <text:list-item>
          <text:p text:style-name="P3">Configure Ports: The prepopulated ports of 80 (non-encrypted) and 443 (encrypted) are the standard defaults for most systems. If your port numbers are different, or if you have additional ports, you can add, edit and remove them here, using commas to separate the port numbers. </text:p>
        </text:list-item>
        <text:list-item>
          <text:p text:style-name="P3">SSL keys are used by the web server to encrypt and decrypt secure traffic. Pion protects your keys in an encrypted database. For each key, you will need to know the Name and the <text:s/>Password, and the to enter the PEM key, it is best to 'cut and paste' from an email from your IT department.</text:p>
        </text:list-item>
        <text:list-item>
          <text:p text:style-name="P3">If you have purchase Replay, you will be prompted to enter a disk allocation amount. <text:s/>The more disk space you can allocate, the more user sessions Pion Replay can store for viewing. A disk allocation of at least 25 GB is normally recommend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Standard" style:next-style-name="Standard" style:default-outline-level="1" style:list-style-name=""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list-style-name=""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list-style-name=""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1T11:47:13</meta:creation-date>
    <dc:date>2010-03-01T23:09:11.80</dc:date>
    <meta:editing-duration>PT03H51M03S</meta:editing-duration>
    <meta:editing-cycles>8</meta:editing-cycles>
    <meta:generator>OpenOffice.org/3.1$Win32 OpenOffice.org_project/310m19$Build-9420</meta:generator>
    <meta:print-date>2010-03-01T12:06:31</meta:print-date>
    <dc:creator>Richard Koolkin</dc:creator>
    <meta:document-statistic meta:table-count="1" meta:image-count="0" meta:object-count="0" meta:page-count="1" meta:paragraph-count="20" meta:word-count="337" meta:character-count="1980"/>
    <meta:user-defined meta:name="Info 1"/>
    <meta:user-defined meta:name="Info 2"/>
    <meta:user-defined meta:name="Info 3"/>
    <meta:user-defined meta:name="Info 4"/>
  </office:meta>
</office:document-meta>
</file>